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07000000C3584F309D.png"/>
  <manifest:file-entry manifest:media-type="image/png" manifest:full-path="Pictures/100002010000012C0000012CB660A1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Heading">
      <style:paragraph-properties fo:break-before="pag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s1" text:anchor-type="paragraph" svg:width="7.938cm" svg:height="7.938cm" draw:z-index="0"><draw:image xlink:href="Pictures/100002010000012C0000012CB660A107.png" xlink:type="simple" xlink:show="embed" xlink:actuate="onLoad"/></draw:frame></text:p>
      <text:p text:style-name="Standard"/>
      <text:h text:style-name="Heading_20_1" text:outline-level="1">RAPPORT DU DÉFI TRUC</text:h>
      <text:p text:style-name="Text_20_body"/>
      <text:p text:style-name="Text_20_body"/>
      <text:p text:style-name="P1">Équipe .pyVerts</text:p>
      <text:p text:style-name="Text_20_body"><text:span text:style-name="T1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3">RAPPORT DU DÉFI TRUC<text:tab/>1</text:p>
          <text:p text:style-name="P4">Point 1<text:tab/>3</text:p>
        </text:index-body>
      </text:table-of-content>
      <text:p text:style-name="Text_20_body"><text:span text:style-name="T1"/></text:p>
      <text:p text:style-name="Text_20_body"><draw:frame draw:style-name="fr2" draw:name="images2" text:anchor-type="paragraph" svg:width="13.732cm" svg:height="5.159cm" draw:z-index="1"><draw:image xlink:href="Pictures/1000020100000207000000C3584F309D.png" xlink:type="simple" xlink:show="embed" xlink:actuate="onLoad"/></draw:frame><text:span text:style-name="T1"/></text:p>
      <text:h text:style-name="P5" text:outline-level="2"><text:span text:style-name="T1">Point 1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6cm" fo:margin-right="0cm" fo:text-indent="1.041cm" style:auto-text-indent="false" style:page-number="auto" fo:background-color="transparent" style:shadow="none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Équipe .pyVerts</text:p>
        <text:p text:style-name="Header">Nuit de l'Info 2011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makuizz </meta:initial-creator>
    <meta:creation-date>2011-12-01T18:46:34</meta:creation-date>
    <meta:document-statistic meta:table-count="0" meta:image-count="2" meta:object-count="0" meta:page-count="3" meta:paragraph-count="9" meta:word-count="26" meta:character-count="128" meta:non-whitespace-character-count="111"/>
    <dc:date>2011-12-01T23:29:56</dc:date>
    <dc:creator>Zarmakuizz </dc:creator>
    <meta:editing-duration>PT13M12S</meta:editing-duration>
    <meta:editing-cycles>1</meta:editing-cycles>
    <meta:generator>LibreOffice/3.4$Unix LibreOffice_project/340m1$Build-402</meta:generator>
  </office:meta>
</office:document-meta>
</file>